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1" svg:font-family="'Lato Light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Latin Modern Roman"/>
    </style:style>
    <style:style style:name="P2" style:family="paragraph" style:parent-style-name="Standard" style:master-page-name="">
      <style:paragraph-properties fo:margin-top="0cm" fo:margin-bottom="0.3cm" loext:contextual-spacing="false" style:page-number="auto"/>
      <style:text-properties style:font-name="Latin Modern Roman" officeooo:rsid="002212c5" officeooo:paragraph-rsid="002212c5"/>
    </style:style>
    <style:style style:name="P3" style:family="paragraph" style:parent-style-name="Standard">
      <style:text-properties style:font-name="Latin Modern Roman" officeooo:rsid="0022ef6b" officeooo:paragraph-rsid="003d37ae" style:font-name-complex="Latin Modern Roman"/>
    </style:style>
    <style:style style:name="P4" style:family="paragraph" style:parent-style-name="Quotations">
      <style:paragraph-properties fo:margin-top="0cm" fo:margin-bottom="0cm" loext:contextual-spacing="false">
        <style:tab-stops>
          <style:tab-stop style:position="7.11cm"/>
          <style:tab-stop style:position="11.509cm"/>
        </style:tab-stops>
      </style:paragraph-properties>
      <style:text-properties style:font-name="Samanata" fo:font-size="12pt" officeooo:paragraph-rsid="0037fa32" style:font-size-asian="12pt" style:font-name-complex="Samanata" style:font-size-complex="12pt"/>
    </style:style>
    <style:style style:name="P5" style:family="paragraph" style:parent-style-name="Quotations">
      <style:paragraph-properties fo:margin-top="0cm" fo:margin-bottom="0cm" loext:contextual-spacing="false">
        <style:tab-stops>
          <style:tab-stop style:position="7.11cm"/>
          <style:tab-stop style:position="11.509cm"/>
        </style:tab-stops>
      </style:paragraph-properties>
      <style:text-properties style:font-name="Samanata" fo:font-size="12pt" officeooo:paragraph-rsid="003d37ae" style:font-size-asian="12pt" style:font-name-complex="Samanata" style:font-size-complex="12pt"/>
    </style:style>
    <style:style style:name="P6" style:family="paragraph" style:parent-style-name="Quotations">
      <style:text-properties style:font-name="Samanata" officeooo:paragraph-rsid="003ee18e" style:font-name-complex="Samanata"/>
    </style:style>
    <style:style style:name="P7" style:family="paragraph" style:parent-style-name="Standard">
      <style:paragraph-properties fo:margin-top="0.3cm" fo:margin-bottom="0cm" loext:contextual-spacing="false">
        <style:tab-stops>
          <style:tab-stop style:position="7.325cm"/>
        </style:tab-stops>
      </style:paragraph-properties>
      <style:text-properties style:font-name="Lato Light1" fo:font-size="10pt" officeooo:rsid="0023b5e6" officeooo:paragraph-rsid="0023b5e6" style:font-size-asian="10pt" style:font-name-complex="Latin Modern Roman" style:font-size-complex="10pt"/>
    </style:style>
    <style:style style:name="P8" style:family="paragraph" style:parent-style-name="Standard">
      <style:paragraph-properties fo:margin-top="0.3cm" fo:margin-bottom="0cm" loext:contextual-spacing="false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8922c" style:font-name-complex="Latin Modern Roman" loext:shadow="none"/>
    </style:style>
    <style:style style:name="P9" style:family="paragraph" style:parent-style-name="Standard" style:list-style-name="L1">
      <loext:graphic-properties draw:fill="none"/>
      <style:paragraph-properties fo:margin-top="0.3cm" fo:margin-bottom="0cm" loext:contextual-spacing="false" fo:background-color="transparent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365d65" style:font-name-complex="Latin Modern Roman" loext:shadow="none"/>
    </style:style>
    <style:style style:name="P10" style:family="paragraph" style:parent-style-name="Standard" style:list-style-name="L1" style:master-page-name="">
      <loext:graphic-properties draw:fill="none"/>
      <style:paragraph-properties style:page-number="auto" fo:background-color="transparent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3ddb3f" style:font-name-complex="Latin Modern Roman" loext:shadow="none"/>
    </style:style>
    <style:style style:name="T1" style:family="text">
      <style:text-properties fo:color="#ce181e"/>
    </style:style>
    <style:style style:name="T2" style:family="text">
      <style:text-properties fo:color="#ce181e" style:font-name="Samanata" style:font-name-complex="Samanata"/>
    </style:style>
    <style:style style:name="T3" style:family="text">
      <style:text-properties fo:color="#ce181e" style:font-name="Samanata" officeooo:rsid="0037fa32" style:font-name-complex="Samanata"/>
    </style:style>
    <style:style style:name="T4" style:family="text">
      <style:text-properties fo:color="#ce181e" fo:font-style="italic" style:font-style-asian="italic" style:font-style-complex="italic"/>
    </style:style>
    <style:style style:name="T5" style:family="text">
      <style:text-properties fo:color="#ce181e" fo:font-size="12pt" fo:font-style="italic" style:font-size-asian="12pt" style:font-style-asian="italic" style:font-size-complex="12pt" style:font-style-complex="italic"/>
    </style:style>
    <style:style style:name="T6" style:family="text">
      <style:text-properties fo:color="#ce181e" fo:font-weight="normal" officeooo:rsid="003c1217" style:font-weight-asian="normal" style:font-weight-complex="normal"/>
    </style:style>
    <style:style style:name="T7" style:family="text">
      <style:text-properties fo:color="#ce181e" officeooo:rsid="0022ef6b"/>
    </style:style>
    <style:style style:name="T8" style:family="text">
      <style:text-properties style:font-name="Latin Modern Roman" officeooo:rsid="002585b3" style:font-name-complex="Latin Modern Roman"/>
    </style:style>
    <style:style style:name="T9" style:family="text">
      <style:text-properties style:use-window-font-color="true" style:font-name="Latin Modern Roman" officeooo:rsid="002585b3" style:font-name-complex="Latin Modern Roman"/>
    </style:style>
    <style:style style:name="T10" style:family="text">
      <style:text-properties style:use-window-font-color="true" style:font-name="Samanata" officeooo:rsid="002585b3" style:font-name-complex="Samanata"/>
    </style:style>
    <style:style style:name="T11" style:family="text">
      <style:text-properties style:use-window-font-color="true" fo:font-style="italic" style:font-style-asian="italic" style:font-style-complex="italic"/>
    </style:style>
    <style:style style:name="T12" style:family="text">
      <style:text-properties style:use-window-font-color="true" officeooo:rsid="003c1217"/>
    </style:style>
    <style:style style:name="T13" style:family="text">
      <style:text-properties style:use-window-font-color="true" officeooo:rsid="003d37ae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8pt" fo:font-style="normal" style:font-size-asian="8pt" style:font-style-asian="normal" style:font-size-complex="8pt" style:font-style-complex="normal"/>
    </style:style>
    <style:style style:name="T16" style:family="text">
      <style:text-properties fo:font-size="12pt" fo:font-style="italic" style:font-size-asian="12pt" style:font-style-asian="italic" style:font-size-complex="12pt" style:font-style-complex="italic"/>
    </style:style>
    <style:style style:name="T17" style:family="text">
      <style:text-properties fo:font-size="9pt" fo:font-style="normal" style:font-size-asian="9pt" style:font-style-asian="normal" style:font-size-complex="9pt" style:font-style-complex="normal"/>
    </style:style>
    <style:style style:name="T18" style:family="text">
      <style:text-properties officeooo:rsid="002585b3" style:font-name-complex="Samanata"/>
    </style:style>
    <style:style style:name="T19" style:family="text">
      <style:text-properties officeooo:rsid="0037fa32" style:font-name-complex="Samanata"/>
    </style:style>
    <style:style style:name="T20" style:family="text">
      <style:text-properties style:font-name="Samanata" officeooo:rsid="0037fa32" style:font-name-complex="Samanata"/>
    </style:style>
    <style:style style:name="T21" style:family="text">
      <style:text-properties style:font-name="Samanata" officeooo:rsid="003d37ae" style:font-name-complex="Samanata"/>
    </style:style>
    <style:style style:name="T22" style:family="text">
      <style:text-properties officeooo:rsid="00365d65"/>
    </style:style>
    <style:style style:name="T23" style:family="text">
      <style:text-properties officeooo:rsid="0037fa32" style:font-name-complex="Latin Modern Roman"/>
    </style:style>
    <style:style style:name="T24" style:family="text">
      <style:text-properties officeooo:rsid="00386b2a"/>
    </style:style>
    <style:style style:name="T25" style:family="text">
      <style:text-properties officeooo:rsid="003c1217"/>
    </style:style>
    <style:style style:name="T26" style:family="text">
      <style:text-properties officeooo:rsid="003d37ae"/>
    </style:style>
    <style:style style:name="T27" style:family="text">
      <style:text-properties officeooo:rsid="003ddb3f"/>
    </style:style>
    <style:style style:name="T28" style:family="text">
      <style:text-properties officeooo:rsid="004072c7"/>
    </style:style>
    <style:style style:name="T29" style:family="text">
      <style:text-properties officeooo:rsid="00457ce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 <text:span text:style-name="T28">7</text:span> – Sutka <text:span text:style-name="T29">1:159</text:span></text:p>
      <text:p text:style-name="P4">पर दयावा यज्ञैः पर्थिवी रताव्र्धा मही सतुषे विदथेषु परचेतसा |</text:p>
      <text:p text:style-name="P5">देवेभिर्ये देवपुत्रे सुदंससेत्था धिया वार्याणि परभूषतः || १ ||</text:p>
      <text:p text:style-name="P4">उत मन्ये पितुरद्रुहो मनो मातुर्महि सवतवस्तद धवीमभिः |</text:p>
      <text:p text:style-name="P5">सुरेतसा पितरा भूम चक्रतुरुरु परजाया अम्र्तंवरीमभिः || २ ||</text:p>
      <text:p text:style-name="P4">ते सूनवः सवपसः सुदंससो मही जज्ञुर्मातरा पूर्वचित्तये |</text:p>
      <text:p text:style-name="P5">सथातुश्च <text:span text:style-name="T1">सत्यं</text:span> जगतश्च धर्मणि पुत्रस्य पाथः पदमद्वयाविनः || ३ ||</text:p>
      <text:p text:style-name="P4">ते मायिनो ममिरे सुप्रचेतसो जामी सयोनी मिथुना समोकसा |</text:p>
      <text:p text:style-name="P5">नव्यं-नव्यं तन्तुमा तन्वते दिवि समुद्रे अन्तः कवयः सुदीतयः || ४ ||</text:p>
      <text:p text:style-name="P4">तद राधो अद्य सवितुर्वरेण्यं वयं देवस्य परसवे मनामहे |</text:p>
      <text:p text:style-name="P5">अस्मभ्यं दयावाप्र्थिवी सुचेतुना रयिं धत्तं वसुमन्तं शतग्विनम || ५ ||</text:p>
      <text:p text:style-name="P2">Padapatha for sloka <text:span text:style-name="T27">3</text:span>:</text:p>
      <text:p text:style-name="P6">ते | सूनवः | सु-अपसः | सु-दंससः | मही इति | जज्ञुः | मातरा | पूर्व-चित्तये | स्थातुः | च | <text:span text:style-name="T7">सत्यम्</text:span> | जगतः | च | धर्मणि | पुत्रस्य | पाथः | पदम् | अद्वयाविनः</text:p>
      <text:p text:style-name="P3">Interpretation: <text:span text:style-name="T2">सत्यम् </text:span>is <text:span text:style-name="T22">here made an attribute of the words</text:span><text:span text:style-name="T9"> </text:span><text:span text:style-name="T10">स्थातुः</text:span><text:span text:style-name="T8"> (“</text:span><text:span text:style-name="T26">immobile things</text:span><text:span text:style-name="T8">”) </text:span><text:span text:style-name="T26">and </text:span><text:span text:style-name="T21">जगतः</text:span><text:span text:style-name="T26"> (“mobile things”)</text:span><text:span text:style-name="T18"> </text:span><text:span text:style-name="T19">through the phrase “</text:span><text:span text:style-name="T20">स्थातुः च </text:span><text:span text:style-name="T3">सत्यम्</text:span><text:span text:style-name="T20"> जगतः च धर्मणि</text:span><text:span text:style-name="T23">”</text:span> → “<text:span text:style-name="T25">[Heaven and Earth</text:span><text:span text:style-name="T12">] </text:span><text:span text:style-name="T13">keep [everything that] stands</text:span><text:span text:style-name="T12"> </text:span><text:span text:style-name="T13">and [everything that] moves</text:span><text:span text:style-name="T12"> </text:span><text:span text:style-name="T6">satya</text:span>”</text:p>
      <text:p text:style-name="P8">Translations:</text:p>
      <text:list xml:id="list3448974800" text:style-name="L1">
        <text:list-item>
          <text:p text:style-name="P10"><text:span text:style-name="T16">These Sons of yours well skilled in work, of wondrous power, brought forth to life the two great Mothers first of all. To keep the </text:span><text:span text:style-name="T5">truth</text:span><text:span text:style-name="T16"> of all that stands and all that moves, ye guard the station of your Son who knows no guile.</text:span><text:span text:style-name="T17"> Ralph T. H. Griffith, [1896]</text:span></text:p>
        </text:list-item>
        <text:list-item>
          <text:p text:style-name="P9"><text:span text:style-name="T11">These their sons, good artisans with wondrous powers, begot the two great ones, two mothers, to be first in their thought. You two protect what is </text:span><text:span text:style-name="T4">real </text:span><text:span text:style-name="T11">in upholding the standing and the moving; you protect the footprint of your son who is unduplicitous [=Agni?].</text:span><text:span text:style-name="T14"> </text:span><text:span text:style-name="T15">S. W. Jamison / J. P. Brereton [2014]</text:span>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1" svg:font-family="'Lato Light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margin-top="0cm" fo:margin-bottom="0.499cm" loext:contextual-spacing="false" fo:text-align="center" style:justify-single-word="false"/>
      <style:text-properties style:font-name="Lato Light" fo:font-family="'Lato Light'" style:font-style-name="Bold" style:font-pitch="variable" fo:font-size="1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0:27:27.068349999</meta:creation-date>
    <meta:generator>LibreOffice/6.0.6.2$Linux_X86_64 LibreOffice_project/00m0$Build-2</meta:generator>
    <dc:date>2018-12-10T11:41:57.382386794</dc:date>
    <meta:editing-duration>PT1H1M7S</meta:editing-duration>
    <meta:editing-cycles>20</meta:editing-cycles>
    <meta:document-statistic meta:table-count="0" meta:image-count="0" meta:object-count="0" meta:page-count="1" meta:paragraph-count="17" meta:word-count="282" meta:character-count="1320" meta:non-whitespace-character-count="1056"/>
  </office:meta>
</office:document-meta>
</file>